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gr1" style:family="graphic" style:parent-style-name="standard">
      <style:graphic-properties draw:stroke="none" svg:stroke-color="#000000" draw:fill="none" draw:fill-color="#ffffff" draw:textarea-vertical-align="bottom" fo:min-height="5.51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bottom" fo:min-height="7.504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8.299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5.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ans1" fo:font-size="9pt" style:font-size-asian="9pt" style:font-size-complex="9pt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ans1" fo:font-size="9pt" fo:font-weight="normal" style:font-size-asian="9pt" style:font-weight-asian="normal" style:font-size-complex="9pt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iberation Sans1" fo:font-size="12pt" style:font-size-asian="12pt" style:font-size-complex="1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style:font-name="Liberation Sans1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Liberation Sans1" fo:font-size="9pt" style:font-size-asian="9pt" style:font-size-complex="9pt"/>
    </style:style>
    <style:style style:name="T3" style:family="text">
      <style:text-properties fo:color="#b7b3ca" loext:opacity="100%" style:font-name="Liberation Sans1" fo:font-size="9pt" style:font-size-asian="9pt" style:font-size-complex="9pt"/>
    </style:style>
    <style:style style:name="T4" style:family="text">
      <style:text-properties style:font-name="Liberation Sans1"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text-position="0% 100%" style:font-name="Liberation Sans1" fo:font-size="9pt" fo:font-weight="bold" style:font-size-asian="9pt" style:font-weight-asian="bold" style:font-size-complex="9pt" style:font-weight-complex="bold"/>
    </style:style>
    <style:style style:name="T7" style:family="text">
      <style:text-properties style:font-name="Liberation Sans1" fo:font-size="12pt" style:font-size-asian="12pt" style:font-size-complex="12pt"/>
    </style:style>
    <style:style style:name="T8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486cm" svg:height="5.767cm" svg:x="16cm" svg:y="21cm">
          <draw:text-box>
            <text:p><text:span text:style-name="T1">Special Thanks</text:span></text:p>
            <text:p><text:span text:style-name="T2">Liam Kinsella</text:span></text:p>
            <text:p><text:span text:style-name="T3"><text:s text:c="2"/></text:span><text:span text:style-name="T3">kinsley.itch.io</text:span></text:p>
            <text:p><text:span text:style-name="T2">Tomtomtom</text:span></text:p>
            <text:p><text:span text:style-name="T3"><text:s text:c="2"/></text:span><text:span text:style-name="T3">totallylegitimate.company</text:span></text:p>
            <text:p><text:span text:style-name="T2">@Metal_Junkie</text:span></text:p>
            <text:p text:style-name="P1"><text:span text:style-name="T3"><text:s text:c="2"/></text:span><text:span text:style-name="T3">geophilia.art</text:span></text:p>
            <text:p><text:span text:style-name="T2">@KrystalCoconut</text:span></text:p>
            <text:p text:style-name="P1"><text:span text:style-name="T3"><text:s text:c="2"/></text:span><text:span text:style-name="T3">krystalpepsi.itch.io</text:span></text:p>
            <text:p><text:span text:style-name="T2">@BrockNR</text:span></text:p>
            <text:p text:style-name="P1"><text:span text:style-name="T3"><text:s text:c="2"/></text:span><text:span text:style-name="T3">geocities.com/kingking9</text:span></text:p>
          </draw:text-box>
        </draw:frame>
        <draw:frame draw:style-name="gr2" draw:text-style-name="P3" draw:layer="layout" svg:width="14.5cm" svg:height="7.754cm" svg:x="1.25cm" svg:y="18.996cm">
          <draw:text-box>
            <text:p><text:span text:style-name="T1"/></text:p>
            <text:p><text:span text:style-name="T1"/></text:p>
            <text:p><text:span text:style-name="T1">Code &amp; Game by @kism_</text:span></text:p>
            <text:p><text:span text:style-name="T4">GPL v2 (Enjoy my </text:span><text:span text:style-name="T4">Spaghetti!)</text:span></text:p>
            <text:p><text:span text:style-name="T4">Game Maker v2.3.2.560</text:span></text:p>
            <text:p><text:span text:style-name="T1"/></text:p>
            <text:p><text:span text:style-name="T1">Original Art by </text:span><text:span text:style-name="T1">@magicdawolfy</text:span></text:p>
            <text:p><text:span text:style-name="T4">Creative Commons: </text:span><text:span text:style-name="T4">Attribution-</text:span><text:span text:style-name="T4">NonCommercial-</text:span><text:span text:style-name="T4">ShareAlike </text:span></text:p>
            <text:p><text:span text:style-name="T5"/></text:p>
            <text:p><text:span text:style-name="T1">Stolen SFX &amp; Art</text:span></text:p>
            <text:p><text:span text:style-name="T4">Rareware: Donkey Kong </text:span><text:span text:style-name="T4">Country 2, Donkey Kong </text:span><text:span text:style-name="T4">Country 3, Donkey Kong 64</text:span></text:p>
            <text:p><text:span text:style-name="T4">Sega: Jet Set Radio</text:span></text:p>
            <text:p><text:span text:style-name="T4"/></text:p>
            <text:p><text:span text:style-name="T1">Fonts</text:span></text:p>
            <text:p><text:span text:style-name="T4">pixelsagas.com: Jumpman, </text:span><text:span text:style-name="T4">Steve Matteson: Liberation </text:span><text:span text:style-name="T4">Sans, Quote-Unquote </text:span><text:span text:style-name="T4">Apps: Courier Prime</text:span></text:p>
            <text:p><text:span text:style-name="T4"/></text:p>
            <text:p><text:span text:style-name="T6">Other Art</text:span></text:p>
            <text:p><text:span text:style-name="T4">vecteezy: 130580 Fruit </text:span><text:span text:style-name="T4">Fridge Magnet Vector, </text:span><text:span text:style-name="T4">109490 Vector Star Shape </text:span><text:span text:style-name="T4">Set</text:span></text:p>
          </draw:text-box>
        </draw:frame>
        <draw:frame draw:style-name="gr3" draw:text-style-name="P4" draw:layer="layout" svg:width="8.5cm" svg:height="8.549cm" svg:x="1.398cm" svg:y="11.146cm">
          <draw:text-box>
            <text:p text:style-name="P1"><text:span text:style-name="T7">This game is intended to use the </text:span><text:span text:style-name="T8">‘DK Bongos’ </text:span><text:span text:style-name="T9">controller. I use a “Mayflash W012” Gamecube adaptor for PC, Wii U and Switch. Any gamecube to USB adaptor should work though.</text:span></text:p>
            <text:p><text:span text:style-name="T9"/></text:p>
            <text:p><text:span text:style-name="T9">Any controller with at least four buttons will work though. Some other good fits for controllers are:</text:span></text:p>
            <text:list text:style-name="L1">
              <text:list-item>
                <text:p><text:span text:style-name="T7">Taiko Drum</text:span></text:p>
              </text:list-item>
              <text:list-item>
                <text:p><text:span text:style-name="T7">Rock Band Drums</text:span></text:p>
              </text:list-item>
              <text:list-item>
                <text:p><text:span text:style-name="T7">DDR mat</text:span></text:p>
                <text:p><text:span text:style-name="T7"/></text:p>
              </text:list-item>
            </text:list>
            <text:p><text:span text:style-name="T7">This game doesnt have native keyboard support, if you don’t have access to any game controllers, </text:span><text:span text:style-name="T8">vJoy</text:span><text:span text:style-name="T7"> is a good option for Windows.</text:span></text:p>
          </draw:text-box>
        </draw:frame>
        <draw:frame draw:style-name="gr4" draw:text-style-name="P5" draw:layer="layout" svg:width="7.25cm" svg:height="5.75cm" svg:x="11.418cm" svg:y="11.867cm">
          <draw:text-box>
            <text:p text:style-name="P1"><text:span text:style-name="T8">Donkey Kong Teaches Consent</text:span></text:p>
            <text:p text:style-name="P1"><text:span text:style-name="T7">Does:</text:span></text:p>
            <text:list text:style-name="L2">
              <text:list-item>
                <text:p text:style-name="P1"><text:span text:style-name="T9">Have mild sexual themes &amp; imagary</text:span></text:p>
              </text:list-item>
              <text:list-item>
                <text:p text:style-name="P1"><text:span text:style-name="T9">Reward getting informed consent</text:span></text:p>
              </text:list-item>
            </text:list>
            <text:p text:style-name="P1"><text:span text:style-name="T9">Does not:</text:span></text:p>
            <text:list text:continue-numbering="true" text:style-name="L2">
              <text:list-item>
                <text:p text:style-name="P1"><text:span text:style-name="T9">Have depictions of genetalia</text:span></text:p>
              </text:list-item>
              <text:list-item>
                <text:p text:style-name="P1"><text:span text:style-name="T9">Reward you for breaking trust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ffff6d" draw:end-color="#fff5c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en" fo:country="A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2T21:57:57.786779145</meta:creation-date>
    <dc:date>2021-05-30T21:27:13.488677512</dc:date>
    <meta:editing-duration>PT1H21M37S</meta:editing-duration>
    <meta:editing-cycles>20</meta:editing-cycles>
    <meta:generator>LibreOffice/7.1.3.2$Linux_AARCH64 LibreOffice_project/10$Build-2</meta:generator>
    <meta:document-statistic meta:object-count="4"/>
  </office:meta>
</office:document-meta>
</file>